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8600000027E4450F9BDE981DA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1.118cm" fo:min-width="5.577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576cm" fo:min-width="2.384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214cm" fo:min-width="2.214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withoutfill">
      <style:graphic-properties svg:stroke-color="#000000" draw:fill="solid" draw:fill-color="#5983b0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fill-color="#5983b0" draw:textarea-vertical-align="middle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solid" draw:fill-color="#ffffff" draw:textarea-vertical-align="middle" draw:auto-grow-height="false" draw:fit-to-size="false" style:shrink-to-fit="false" fo:min-height="0.44cm" fo:min-width="2.19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="solid" draw:fill-color="#ffffff"/>
      <style:paragraph-properties fo:text-align="center" style:writing-mode="lr-tb" style:font-independent-line-spacing="true"/>
      <style:text-properties fo:font-size="14pt"/>
    </style:style>
    <style:style style:name="P3" style:family="paragraph">
      <loext:graphic-properties draw:fill="solid"/>
    </style:style>
    <style:style style:name="P4" style:family="paragraph">
      <loext:graphic-properties draw:fill="solid" draw:fill-color="#5983b0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oogle Shape;151;p19" draw:style-name="gr1" draw:text-style-name="P2" draw:layer="layout" svg:width="6.259cm" svg:height="1.8cm" svg:x="7.141cm" svg:y="5.22cm">
          <text:p text:style-name="P1"><text:span text:style-name="T1">Detection Bubbl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1" draw:text-style-name="P2" draw:layer="layout" svg:width="6.259cm" svg:height="1.8cm" svg:x="0.108cm" svg:y="5.2cm">
          <text:p text:style-name="P1"><text:span text:style-name="T1">GFA.odg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1" draw:text-style-name="P2" draw:layer="layout" svg:width="6.259cm" svg:height="1.8cm" svg:x="14.2cm" svg:y="5.219cm">
          <text:p text:style-name="P1"><text:span text:style-name="T1"><text:s text:c="5"/></text:span><text:span text:style-name="T1">Variant <text:s/>Call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1" draw:text-style-name="P2" draw:layer="layout" svg:width="6.259cm" svg:height="1.8cm" svg:x="21.302cm" svg:y="5.2cm">
          <text:p text:style-name="P1"><text:span text:style-name="T1">VCF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2" draw:text-style-name="P2" draw:layer="layout" svg:width="3.008cm" svg:height="1.2cm" svg:x="16.392cm" svg:y="9.155cm">
          <text:p text:style-name="P1"><text:span text:style-name="T1">Possible </text:span></text:p>
          <text:p text:style-name="P1"><text:span text:style-name="T1">Path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4cm" svg:y="13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4" draw:text-style-name="P3" draw:layer="layout" draw:type="line" svg:x1="14.8cm" svg:y1="0.416cm" svg:x2="14.8cm" svg:y2="0.416cm" svg:d="M14800 416z" svg:viewBox="0 0 1 1">
          <text:p/>
        </draw:connector>
        <draw:connector draw:style-name="gr4" draw:text-style-name="P3" draw:layer="layout" draw:type="line" svg:x1="14.8cm" svg:y1="0.416cm" svg:x2="14.8cm" svg:y2="0.416cm" svg:d="M14800 416z" svg:viewBox="0 0 1 1">
          <text:p/>
        </draw:connector>
        <draw:line draw:style-name="gr5" draw:text-style-name="P3" draw:layer="layout" svg:x1="3.4cm" svg:y1="7cm" svg:x2="3.4cm" svg:y2="14.6cm">
          <text:p/>
        </draw:line>
        <draw:line draw:style-name="gr5" draw:text-style-name="P3" draw:layer="layout" svg:x1="3.4cm" svg:y1="14.6cm" svg:x2="9.4cm" svg:y2="14.6cm">
          <text:p/>
        </draw:line>
        <draw:line draw:style-name="gr6" draw:text-style-name="P4" draw:layer="layout" svg:x1="12.8cm" svg:y1="7.02cm" svg:x2="12.8cm" svg:y2="14.4cm">
          <text:p/>
        </draw:line>
        <draw:line draw:style-name="gr6" draw:text-style-name="P4" draw:layer="layout" svg:x1="12.786cm" svg:y1="14.42cm" svg:x2="17.786cm" svg:y2="14.42cm">
          <text:p/>
        </draw:line>
        <draw:line draw:style-name="gr7" draw:text-style-name="P4" draw:layer="layout" svg:x1="17.786cm" svg:y1="14.42cm" svg:x2="17.8cm" svg:y2="12.6cm">
          <text:p/>
        </draw:line>
        <draw:line draw:style-name="gr7" draw:text-style-name="P4" draw:layer="layout" svg:x1="9.4cm" svg:y1="14.6cm" svg:x2="9.4cm" svg:y2="13.8cm">
          <text:p/>
        </draw:line>
        <draw:line draw:style-name="gr7" draw:text-style-name="P4" draw:layer="layout" svg:x1="9.4cm" svg:y1="13cm" svg:x2="9.4cm" svg:y2="12.077cm">
          <text:p/>
        </draw:line>
        <draw:line draw:style-name="gr7" draw:text-style-name="P4" draw:layer="layout" svg:x1="9.4cm" svg:y1="11.284cm" svg:x2="9.4cm" svg:y2="10.45cm">
          <text:p/>
        </draw:line>
        <draw:line draw:style-name="gr7" draw:text-style-name="P4" draw:layer="layout" svg:x1="9.4cm" svg:y1="9.4cm" svg:x2="9.4cm" svg:y2="7.02cm">
          <text:p/>
        </draw:line>
        <draw:line draw:style-name="gr7" draw:text-style-name="P4" draw:layer="layout" svg:x1="17.8cm" svg:y1="11.4cm" svg:x2="17.8cm" svg:y2="10.355cm">
          <text:p/>
        </draw:line>
        <draw:line draw:style-name="gr7" draw:text-style-name="P4" draw:layer="layout" svg:x1="17.8cm" svg:y1="9.155cm" svg:x2="17.8cm" svg:y2="7.019cm">
          <text:p/>
        </draw:line>
        <draw:line draw:style-name="gr7" draw:text-style-name="P4" draw:layer="layout" svg:x1="6.367cm" svg:y1="6.2cm" svg:x2="7.141cm" svg:y2="6.2cm">
          <text:p/>
        </draw:line>
        <draw:line draw:style-name="gr7" draw:text-style-name="P4" draw:layer="layout" svg:x1="13.4cm" svg:y1="6.2cm" svg:x2="14.2cm" svg:y2="6.2cm">
          <text:p/>
        </draw:line>
        <draw:line draw:style-name="gr7" draw:text-style-name="P4" draw:layer="layout" svg:x1="20.459cm" svg:y1="6.2cm" svg:x2="21.341cm" svg:y2="6.2cm">
          <text:p/>
        </draw:line>
        <draw:line draw:style-name="gr7" draw:text-style-name="P4" draw:layer="layout" svg:x1="4.8cm" svg:y1="2.6cm" svg:x2="12.4cm" svg:y2="2.6cm">
          <text:p/>
        </draw:line>
        <draw:line draw:style-name="gr7" draw:text-style-name="P4" draw:layer="layout" svg:x1="14cm" svg:y1="2.6cm" svg:x2="21.6cm" svg:y2="2.6cm">
          <text:p/>
        </draw:line>
        <draw:line draw:style-name="gr7" draw:text-style-name="P4" draw:layer="layout" svg:x1="4.8cm" svg:y1="1cm" svg:x2="21.4cm" svg:y2="1cm">
          <text:p/>
        </draw:line>
        <draw:custom-shape draw:name="Google Shape;151;p19" draw:style-name="gr2" draw:text-style-name="P2" draw:layer="layout" svg:width="3.008cm" svg:height="1.2cm" svg:x="16.392cm" svg:y="11.4cm">
          <text:p text:style-name="P1"><text:span text:style-name="T1">SNV</text:span></text:p>
          <text:p text:style-name="P1"><text:span text:style-name="T1">IN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81cm" svg:y="11.284cm">
          <text:p text:style-name="P1"><text:span text:style-name="T1">BFS*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8" draw:text-style-name="P2" draw:layer="layout" svg:width="2.8cm" svg:height="1.05cm" svg:x="8cm" svg:y="9.4cm">
          <text:p text:style-name="P1"><text:span text:style-name="T1">Bubbles Call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2cm" svg:y="2.2cm">
          <text:p text:style-name="P1"><text:span text:style-name="T1">GF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5cm" svg:y="13.001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82cm" svg:y="11.285cm">
          <text:p text:style-name="P1"><text:span text:style-name="T1">BFS*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6cm" svg:y="13.002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6cm" svg:y="13.002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7cm" svg:y="13.003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97cm" svg:y="13.003cm">
          <text:p text:style-name="P1"><text:span text:style-name="T1">DF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83cm" svg:y="11.286cm">
          <text:p text:style-name="P1"><text:span text:style-name="T1">BFS*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83cm" svg:y="11.286cm">
          <text:p text:style-name="P1"><text:span text:style-name="T1">BFS*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7.983cm" svg:y="11.286cm">
          <text:p text:style-name="P1"><text:span text:style-name="T1">BFS*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12.4cm" svg:y="2.2cm">
          <text:p text:style-name="P1"><text:span text:style-name="T1">ODG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1;p19" draw:style-name="gr3" draw:text-style-name="P2" draw:layer="layout" svg:width="2.8cm" svg:height="0.8cm" svg:x="21.6cm" svg:y="2.2cm">
          <text:p text:style-name="P1"><text:span text:style-name="T1">VCF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9" draw:text-style-name="P5" draw:layer="layout" svg:width="2.826cm" svg:height="0.826cm" svg:x="21.431cm" svg:y="0.616cm">
          <draw:image xlink:href="Pictures/100000000000008600000027E4450F9BDE981DA5.png" xlink:type="simple" xlink:show="embed" xlink:actuate="onLoad" loext:mime-type="image/png">
            <text:p/>
          </draw:image>
        </draw:frame>
        <draw:custom-shape draw:name="Google Shape;151;p19" draw:style-name="gr3" draw:text-style-name="P2" draw:layer="layout" svg:width="2.8cm" svg:height="0.8cm" svg:x="1.955cm" svg:y="0.581cm">
          <text:p text:style-name="P1"><text:span text:style-name="T1">GF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4:22:44.517763285</meta:creation-date>
    <dc:date>2020-04-23T20:53:58.063170632</dc:date>
    <meta:editing-duration>PT1H6M12S</meta:editing-duration>
    <meta:editing-cycles>4</meta:editing-cycles>
    <meta:generator>LibreOffice/6.3.4.2$Linux_X86_64 LibreOffice_project/30$Build-2</meta:generator>
    <meta:document-statistic meta:object-count="65"/>
  </office:meta>
</office:document-meta>
</file>